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1</text:span><text:span text:style-name="T2"/></text:p>
      <text:p text:style-name="P1"><text:span text:style-name="T2">import math</text:span><text:span text:style-name="T3"><text:s/>- имортирование модуля<text:s/></text:span><text:span text:style-name="T4">math</text:span><text:span text:style-name="T5"><text:s/></text:span><text:span text:style-name="T6"/></text:p>
      <text:p text:style-name="P1"><text:span text:style-name="T6">print(math.sqrt(number))</text:span><text:span text:style-name="T7"><text:s/>- использование функции, чтобы вычислить квадратный корень</text:span><text:span text:style-name="T8"/></text:p>
      <text:p text:style-name="P1"><text:span text:style-name="T8"/></text:p>
      <text:p text:style-name="P1"><text:span text:style-name="T8">import datetime</text:span><text:span text:style-name="T9"><text:s/>- имортирование модуля<text:s/></text:span><text:span text:style-name="T10">datetime</text:span><text:span text:style-name="T11"><text:s/></text:span><text:span text:style-name="T12"/></text:p>
      <text:p text:style-name="P1"><text:span text:style-name="T12">print(datetime.datetime.now())</text:span><text:span text:style-name="T13"><text:s/>- использование функции для того, чтобы узнать время</text:span><text:span text:style-name="T14"/></text:p>
      <text:p text:style-name="P1"><text:span text:style-name="T14"/></text:p>
      <text:p text:style-name="P1"><text:span text:style-name="T15">Задача 2</text:span><text:span text:style-name="T16"/></text:p>
      <text:p text:style-name="P1"><text:span text:style-name="T16"><text:s/>import my_module #</text:span><text:span text:style-name="T17">Что бы импортировать этот модуль его надо установить на пк</text:span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